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3">
      <style:text-properties style:text-underline-style="none"/>
    </style:style>
    <style:style style:name="P5" style:family="paragraph" style:parent-style-name="Standard" style:list-style-name="L6">
      <style:text-properties style:text-underline-style="none"/>
    </style:style>
    <style:style style:name="P6" style:family="paragraph" style:parent-style-name="Standard" style:list-style-name="L8">
      <style:text-properties style:text-underline-style="none"/>
    </style:style>
    <style:style style:name="P7" style:family="paragraph" style:parent-style-name="Standard" style:list-style-name="L9">
      <style:text-properties style:text-underline-style="none"/>
    </style:style>
    <style:style style:name="P8" style:family="paragraph" style:parent-style-name="Standard" style:list-style-name="L10">
      <style:text-properties style:text-underline-style="none"/>
    </style:style>
    <style:style style:name="P9" style:family="paragraph" style:parent-style-name="Standard" style:list-style-name="L11">
      <style:text-properties style:text-underline-style="none"/>
    </style:style>
    <style:style style:name="P10" style:family="paragraph" style:parent-style-name="Standard" style:list-style-name="L12">
      <style:text-properties style:text-underline-styl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</text:p>
      <text:p text:style-name="P1"/>
      <text:list xml:id="list6625824216445663513" text:style-name="L12">
        <text:list-item>
          <text:p text:style-name="P10">GameScene: Abstract class that manages the various game scenes</text:p>
        </text:list-item>
        <text:list-item>
          <text:p text:style-name="P10">Game1: Handles the code for switching between scenes and some code for resetting the games</text:p>
        </text:list-item>
        <text:list-item>
          <text:p text:style-name="P10">GameCar: Is a component class that handles the computer controlled cars. Random speed and position.</text:p>
        </text:list-item>
        <text:list-item>
          <text:p text:style-name="P10">GamePlay is the 1 player gamescene.</text:p>
        </text:list-item>
        <text:list-item>
          <text:p text:style-name="P10">TwoPlayerGame is the game scene for two player mode</text:p>
        </text:list-item>
        <text:list-item>
          <text:p text:style-name="P10">MenuComponent controls movement on the menu screen</text:p>
        </text:list-item>
        <text:list-item>
          <text:p text:style-name="P10">CollisionManager detects when cars collide with each other</text:p>
        </text:list-item>
        <text:list-item>
          <text:p text:style-name="P10">Car component handles items related to the player cars.</text:p>
        </text:list-item>
        <text:list-item>
          <text:p text:style-name="P10">Explosion works the explosion sprite sheet</text:p>
        </text:list-item>
        <text:list-item>
          <text:p text:style-name="P10">ScoreString is used to draw all the strings in the game</text:p>
        </text:list-item>
        <text:list-item>
          <text:p text:style-name="P10">Road handles movement of the scrolling roadways</text:p>
        </text:list-item>
        <text:list-item>
          <text:p text:style-name="P10">Background used for placing images on game scenes</text:p>
        </text:list-item>
        <text:list-item>
          <text:p text:style-name="P10">StartMenu is the game scene for the start menu</text:p>
        </text:list-item>
        <text:list-item>
          <text:p text:style-name="P10">HowToPlay is the game scene for the “How to Play” scene</text:p>
        </text:list-item>
        <text:list-item>
          <text:p text:style-name="P10">Help is the “Help game scene”</text:p>
        </text:list-item>
        <text:list-item>
          <text:p text:style-name="P10"><text:s/>About is the about game scene</text:p>
        </text:list-item>
        <text:list-item>
          <text:p text:style-name="P10"><text:s/>Stage is a class that holds the size of the game window</text:p>
        </text:list-item>
      </text:list>
      <text:p text:style-name="P1"/>
      <text:p text:style-name="P1"/>
      <text:p text:style-name="P1">Resources used:</text:p>
      <text:p text:style-name="P1"/>
      <text:p text:style-name="P2"><text:tab/>Images:</text:p>
      <text:p text:style-name="P2"><text:tab/></text:p>
      <text:p text:style-name="P2"><text:tab/>Title image was made from two images I put together using paint.net </text:p>
      <text:list xml:id="list7766268973188591525" text:style-name="L1">
        <text:list-item>
          <text:list>
            <text:list-item>
              <text:list>
                <text:list-item>
                  <text:p text:style-name="P3"><text:a xlink:type="simple" xlink:href="http://images.clipshrine.com/download/wheel/large-Sports-Car-33.3-9906.png">http://images.clipshrine.com/download/wheel/large-Sports-Car-33.3-9906.png</text:a></text:p>
                </text:list-item>
                <text:list-item>
                  <text:p text:style-name="P3"><text:a xlink:type="simple" xlink:href="http://www.clipartbest.com/clipart-4ibEEKyig">http://www.clipartbest.com/clipart-4ibEEKyig</text:a></text:p>
                </text:list-item>
              </text:list>
            </text:list-item>
          </text:list>
        </text:list-item>
      </text:list>
      <text:p text:style-name="P2"/>
      <text:p text:style-name="P2"><text:tab/>How to play image. I changed the contrast and transparency <text:s text:c="71"/><text:tab/> <text:s text:c="6"/>1. <text:s/><text:a xlink:type="simple" xlink:href="http://v2lab.com/wp-content/uploads/2013/01/mazda6_002.png">http://v2lab.com/wp-content/uploads/2013/01/mazda6_002.png</text:a></text:p>
      <text:list xml:id="list7713100038632964903" text:style-name="L3">
        <text:list-item>
          <text:list>
            <text:list-item>
              <text:list>
                <text:list-item>
                  <text:list>
                    <text:list-header>
                      <text:p text:style-name="P4"/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2"><text:tab/>Help image I made black and white <text:s text:c="67"/><text:tab/> <text:tab/><text:tab/><text:tab/> <text:s text:c="5"/>1. <text:s text:c="2"/><text:a xlink:type="simple" xlink:href="http://v2lab.com/wp-content/uploads/2013/01/mazda6_002.png">http://v2lab.com/wp-content/uploads/2013/01/mazda6_002.png</text:a></text:p>
      <text:p text:style-name="P2"/>
      <text:p text:style-name="P2"><text:s text:c="13"/>The about image is a screen grab from a Youtube video of 'Street Racer' for the Atari 2600.</text:p>
      <text:p text:style-name="P2"><text:tab/> Turn down the sound if you watch it. It is quite annoying. If nothing else, mine looks a bit <text:s text:c="4"/><text:tab/> <text:s/><text:tab/> <text:s/>better.</text:p>
      <text:p text:style-name="P2"><text:s text:c="18"/>1. <text:s/><text:a xlink:type="simple" xlink:href="https://www.youtube.com/watch?v=PLdnGmpd3Dk">https://www.youtube.com/watch?v=PLdnGmpd3Dk</text:a></text:p>
      <text:p text:style-name="P2"><text:s text:c="15"/></text:p>
      <text:p text:style-name="P2"><text:s text:c="13"/>Game Cars (Various)</text:p>
      <text:p text:style-name="P2"><text:s text:c="18"/>1. <text:a xlink:type="simple" xlink:href="http://www.clker.com/clipart-orange-car-top-view.html">http://www.clker.com/clipart-orange-car-top-view.html</text:a></text:p>
      <text:list xml:id="list8526610286172692361" text:style-name="L8">
        <text:list-item>
          <text:list>
            <text:list-item>
              <text:list>
                <text:list-item>
                  <text:list>
                    <text:list-header>
                      <text:p text:style-name="P6"/>
                    </text:list-header>
                  </text:list>
                </text:list-item>
              </text:list>
            </text:list-item>
          </text:list>
        </text:list-item>
      </text:list>
      <text:p text:style-name="P2"><text:s text:c="13"/>Explosion sprite sheet came from </text:p>
      <text:p text:style-name="P2"><text:s text:c="17"/>1. <text:s/><text:a xlink:type="simple" xlink:href="http://commondatastorage.googleapis.com/codeskulptor-assets/explosion.hasgraphics.png">http://commondatastorage.googleapis.com/codeskulptor-assets/explosion.hasgraphics.png</text:a></text:p>
      <text:list xml:id="list7839385489339365323" text:style-name="L6">
        <text:list-item>
          <text:list>
            <text:list-item>
              <text:list>
                <text:list-item>
                  <text:list>
                    <text:list-header>
                      <text:p text:style-name="P5"/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2"><text:soft-page-break/><text:s text:c="10"/></text:p>
      <text:p text:style-name="P2"><text:tab/>Sounds:</text:p>
      <text:p text:style-name="P2"/>
      <text:p text:style-name="P2"><text:tab/>Horn honk</text:p>
      <text:list xml:id="list4412764105953594305" text:style-name="L9">
        <text:list-item>
          <text:list>
            <text:list-item>
              <text:list>
                <text:list-item>
                  <text:p text:style-name="P7"><text:a xlink:type="simple" xlink:href="http://www.grsites.com/archive/sounds/category/12/?offset=36">http://www.grsites.com/archive/sounds/category/12/?offset=36</text:a></text:p>
                  <text:p text:style-name="P7"/>
                </text:list-item>
              </text:list>
            </text:list-item>
          </text:list>
        </text:list-item>
      </text:list>
      <text:p text:style-name="P2"><text:tab/>Crash sound</text:p>
      <text:list xml:id="list2328456822716876942" text:style-name="L11">
        <text:list-header>
          <text:p text:style-name="P9"><text:s text:c="6"/>1. <text:s text:c="2"/><text:a xlink:type="simple" xlink:href="http://www.shockwave-sound.com/sound-effects/explosion-sounds/expl06.wav">http://www.shockwave-sound.com/sound-effects/explosion-sounds/expl06.wav</text:a></text:p>
          <text:p text:style-name="P9"/>
          <text:p text:style-name="P9"/>
        </text:list-header>
      </text:list>
      <text:list xml:id="list6112583451688039079" text:style-name="L10">
        <text:list-item>
          <text:list>
            <text:list-item>
              <text:list>
                <text:list-item>
                  <text:list>
                    <text:list-header>
                      <text:p text:style-name="P8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Bulgin</meta:initial-creator>
    <meta:creation-date>2014-12-09T20:34:06.05</meta:creation-date>
    <meta:document-statistic meta:table-count="0" meta:image-count="0" meta:object-count="0" meta:page-count="2" meta:paragraph-count="40" meta:word-count="273" meta:character-count="2287"/>
    <dc:date>2014-12-09T23:18:21.15</dc:date>
    <dc:creator>Steven Bulgin</dc:creator>
    <meta:editing-duration>PT9M19S</meta:editing-duration>
    <meta:editing-cycles>1</meta:editing-cycles>
    <meta:generator>OpenOffice/4.0.1$Win32 OpenOffice.org_project/401m5$Build-9714</meta:generator>
  </office:meta>
</office:document-meta>
</file>